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A7C00003A542094AE92.svm"/>
  <manifest:file-entry manifest:media-type="" manifest:full-path="Pictures/200000070000377E00002862890DD163.svm"/>
  <manifest:file-entry manifest:media-type="" manifest:full-path="Pictures/200000070000717C0000563FC6FA581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My_20_Styl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nabot Program Specifications</text:p>
      <text:p text:style-name="P3">Author: Brandon Halpin, Bryan Potts...</text:p>
      <text:p text:style-name="P5"/>
      <text:list xml:id="list34636569" text:style-name="My_20_Style">
        <text:list-item>
          <text:p text:style-name="P6">Requirements</text:p>
        </text:list-item>
      </text:list>
      <text:p text:style-name="P4"><text:tab/>The system will consist of the command center, the processor on-board the lunabot, and the transmitter array placed on the hopper. From the command center the operator will be able to: view the video feed from the lunabot; modify motor control parameters(drivetrain, excavation, evacuation); override autonomous control and use preset navigation modes(Situational mode and Auto-Mapping mode); request feedback values from any/all of the sensors; intercept the input values to the on-board processor; modify carrier band frequencies of the Local Area On-board Positioning System (LAOPS) as well as have on/off control; adjust camera settings(focus, etc.); <text:s/>monitor the mass excavated. </text:p>
      <text:p text:style-name="P4"><text:tab/>The lunabot's on-board processor will be able to; execute autonomous navigation using the feedback from the LAOPS, vision systems, and motors; provide a planned path of execution, and account for positional error; detect and identify arena boundaries; track relative hopper location; keep a log of all feedback data including, current sensing(overload detection), motor feedback, position sensing, obstacle detection, camera data, mass feedback, accelerometer data, battery life, errors/failures; send any and all of the data to the command center upon request; notify operator of any pertinent run-time errors; automatically adjust for excavation rate discrepancies (increase or decrease rate based on preferences); detect unexpected overbalance risk;</text:p>
      <text:p text:style-name="P2"/>
      <text:list xml:id="list34630185" text:style-name="L1">
        <text:list-item>
          <text:p text:style-name="P7">Functional Specifications</text:p>
          <text:p text:style-name="P8">2.1. Operator Use-Case Diagram</text:p>
        </text:list-item>
      </text:list>
      <text:p text:style-name="P5"><draw:frame draw:style-name="fr1" draw:name="graphics2" text:anchor-type="paragraph" svg:x="0.5929in" svg:y="0.0898in" svg:width="5.5929in" svg:height="4.0701in" draw:z-index="1"><draw:image xlink:href="Pictures/200000070000377E00002862890DD163.svm" xlink:type="simple" xlink:show="embed" xlink:actuate="onLoad"/></draw:frame></text:p>
      <text:p text:style-name="P5"/>
      <text:p text:style-name="P5"/>
      <text:p text:style-name="P5"/>
      <text:p text:style-name="P5"><text:soft-page-break/></text:p>
      <text:list xml:id="list34672465" text:continue-numbering="true" text:style-name="L1">
        <text:list-header>
          <text:p text:style-name="P8">2.2. Lunabot Use-Case Diagram</text:p>
        </text:list-header>
      </text:list>
      <text:p text:style-name="P5"><draw:frame draw:style-name="fr1" draw:name="graphics3" text:anchor-type="paragraph" svg:x="-0.3083in" svg:y="0.3335in" svg:width="8.0209in" svg:height="5.0701in" draw:z-index="2"><draw:image xlink:href="Pictures/2000000700006A7C00003A542094AE92.svm" xlink:type="simple" xlink:show="embed" xlink:actuate="onLoad"/></draw:frame></text:p>
      <text:p text:style-name="P2"/>
      <text:list xml:id="list34682889" text:continue-numbering="true" text:style-name="L1">
        <text:list-item>
          <text:p text:style-name="P7">Design Specifications</text:p>
        </text:list-item>
      </text:list>
      <text:p text:style-name="P2"><draw:frame draw:style-name="fr2" draw:name="graphics1" text:anchor-type="paragraph" svg:width="8.252in" svg:height="6.3854in" draw:z-index="0"><draw:image xlink:href="Pictures/200000070000717C0000563FC6FA5814.svm" xlink:type="simple" xlink:show="embed" xlink:actuate="onLoad"/></draw:frame><text:soft-page-break/></text:p>
      <text:list xml:id="list34696892" text:continue-list="list34636569" text:style-name="My_20_Style">
        <text:list-header>
          <text:p text:style-name="P6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y_20_Style" style:display-name="My Styl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n Ymous</meta:initial-creator>
    <meta:creation-date>2011-11-14T12:55:41</meta:creation-date>
    <dc:date>2015-03-12T14:51:42.63</dc:date>
    <dc:creator>Anon Ymous</dc:creator>
    <meta:editing-duration>PT14M35S</meta:editing-duration>
    <meta:editing-cycles>4</meta:editing-cycles>
    <meta:generator>OpenOffice.org/3.3$Win32 OpenOffice.org_project/330m20$Build-9567</meta:generator>
    <meta:document-statistic meta:table-count="0" meta:image-count="3" meta:object-count="0" meta:page-count="3" meta:paragraph-count="9" meta:word-count="226" meta:character-count="1629"/>
  </office:meta>
</office:document-meta>
</file>